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6f4" officeooo:paragraph-rsid="001366f4"/>
    </style:style>
    <style:style style:name="P2" style:family="paragraph" style:parent-style-name="Standard">
      <style:text-properties officeooo:rsid="001466d9" officeooo:paragraph-rsid="001466d9"/>
    </style:style>
    <style:style style:name="P3" style:family="paragraph" style:parent-style-name="Standard">
      <style:text-properties officeooo:rsid="00165d13" officeooo:paragraph-rsid="00165d13"/>
    </style:style>
    <style:style style:name="P4" style:family="paragraph" style:parent-style-name="Standard">
      <style:text-properties officeooo:rsid="00165d13" officeooo:paragraph-rsid="00188e9d"/>
    </style:style>
    <style:style style:name="P5" style:family="paragraph" style:parent-style-name="Standard">
      <style:text-properties officeooo:rsid="00188e9d" officeooo:paragraph-rsid="00188e9d"/>
    </style:style>
    <style:style style:name="P6" style:family="paragraph" style:parent-style-name="Standard">
      <style:text-properties officeooo:rsid="00188e9d" officeooo:paragraph-rsid="00165d13" fo:background-color="#ffff00"/>
    </style:style>
    <style:style style:name="T1" style:family="text">
      <style:text-properties officeooo:rsid="00165d13"/>
    </style:style>
    <style:style style:name="T2" style:family="text">
      <style:text-properties officeooo:rsid="0017d634"/>
    </style:style>
    <style:style style:name="T3" style:family="text">
      <style:text-properties officeooo:rsid="00188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<text:tab/><text:tab/><text:tab/><text:tab/><text:tab/>2°7</text:p>
      <text:p text:style-name="P1">chauve <text:tab/><text:tab/><text:tab/><text:tab/><text:tab/><text:tab/><text:tab/><text:tab/><text:tab/><text:tab/><text:tab/>30/09/2021</text:p>
      <text:p text:style-name="P1"/>
      <text:p text:style-name="P1"><text:tab/><text:tab/><text:tab/><text:tab/><text:tab/><text:tab/>Contrôle n°1</text:p>
      <text:p text:style-name="P1"/>
      <text:p text:style-name="P1"/>
      <text:p text:style-name="P1">1) ce document est un discoure de caracalla traduis par J.Mélèze-Modrzejewski en 1977.</text:p>
      <text:p text:style-name="P2">dans ce texte il parle de donner la citoyenneté a tout les habitants.</text:p>
      <text:p text:style-name="P2"/>
      <text:p text:style-name="P1">apprêt avoir manquer de ce faire tué caracalla décide de donner la citoyenneté romain a tout les habitants de l’empire pour remercie les dieux de l’avoir sauvé « je voudrais rendre grace au dieux immortels pour m’avoir sauvé d’un complot tramé contre ma vie » </text:p>
      <text:p text:style-name="P1"/>
      <text:p text:style-name="P5">il offre la citoyenneté gratuitement (ce qui est normalement impossible obtenir) car il a été ‘’sauvé’’ par des ‘’dieux’’ ce qui est fortement exagéré </text:p>
      <text:p text:style-name="P1"/>
      <text:p text:style-name="P2">2)</text:p>
      <text:p text:style-name="P2">2.1)</text:p>
      <text:p text:style-name="P2">- la démocratie athénienne est incomplet car…</text:p>
      <text:p text:style-name="P2"><text:tab/>- seul les homes qui ont la citoyenneté athénienne peuvent voté</text:p>
      <text:p text:style-name="P2"><text:tab/>- le vote n’ai pas anonyme</text:p>
      <text:p text:style-name="P2"><text:tab/>- le vote ce fais a main levé et donc n’est pas précis</text:p>
      <text:p text:style-name="P2">2.2)</text:p>
      <text:p text:style-name="P2">- l’ostracisme : expultion d’un citoyen d’athène</text:p>
      <text:p text:style-name="P2">- une métèque : une personne qui vie à athène mais qui n’a pas la citoyenneté</text:p>
      <text:p text:style-name="P2">- la corruption : <text:span text:style-name="T1">convaincre illégalement (en le payant ou autres) quelqu’un de ‘’plus haut placer’’</text:span></text:p>
      <text:p text:style-name="P2">- <text:span text:style-name="T1">l’oligarchie : régime politique ou seul un groupe de personne privilégier dirige</text:span></text:p>
      <text:p text:style-name="P2">- <text:span text:style-name="T1">démocratie direct : les citoyens vote sans passer par l’intermédiaire d’élu</text:span></text:p>
      <text:p text:style-name="P3">- un païen : <text:span text:style-name="T2">pratiquant de la religion </text:span><text:span text:style-name="T3">officiel romaine avant que ce sois le Christianisme </text:span></text:p>
      <text:p text:style-name="P3"/>
      <text:p text:style-name="P3">2.3)</text:p>
      <text:p text:style-name="P3">- les dates suivantes correspondent à…</text:p>
      <text:p text:style-name="P3"><text:tab/>- -27 : débute de la république romain</text:p>
      <text:p text:style-name="P3"><text:tab/>- 395 : séparation de l’empire romain en deux (l’empire romain d’occident et l’empire <text:tab/>romain d’orient )</text:p>
      <text:p text:style-name="P3">- les quatres grandes périodes de l’histoire sont..</text:p>
      <text:p text:style-name="P4"><text:tab/>- <text:span text:style-name="T3">Antiquité : 0 → 476</text:span></text:p>
      <text:p text:style-name="P4"><text:tab/>- moyen age : <text:span text:style-name="T2">476 →</text:span><text:span text:style-name="T3">1492</text:span></text:p>
      <text:p text:style-name="P4"><text:tab/>- temps moderne : <text:span text:style-name="T3">1492 → 1830</text:span></text:p>
      <text:p text:style-name="P4"><text:tab/>- époque contemporaine : <text:span text:style-name="T3">1830 → tout de suite </text:span></text:p>
      <text:p text:style-name="P3"/>
      <text:p text:style-name="P6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08:02:49.498000000</meta:creation-date>
    <dc:date>2021-09-30T09:28:32.262000000</dc:date>
    <meta:editing-duration>PT32M30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0" meta:word-count="289" meta:character-count="1671" meta:non-whitespace-character-count="1366"/>
  </office:meta>
</office:document-meta>
</file>